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483" officeooo:paragraph-rsid="0017f483"/>
    </style:style>
    <style:style style:name="P2" style:family="paragraph" style:parent-style-name="Standard" style:list-style-name="L1">
      <style:text-properties officeooo:paragraph-rsid="0018fa59"/>
    </style:style>
    <style:style style:name="P3" style:family="paragraph" style:parent-style-name="Standard" style:list-style-name="L1">
      <style:text-properties officeooo:rsid="0017f483" officeooo:paragraph-rsid="0017f483"/>
    </style:style>
    <style:style style:name="P4" style:family="paragraph" style:parent-style-name="Standard" style:list-style-name="L1">
      <style:text-properties officeooo:rsid="0018fa59" officeooo:paragraph-rsid="0018fa59"/>
    </style:style>
    <style:style style:name="T1" style:family="text">
      <style:text-properties officeooo:rsid="0018fa5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outil de gestion petite copropriété pour syndic bénévole</text:p>
      <text:p text:style-name="P1"/>
      <text:list xml:id="list3696747162" text:style-name="L1">
        <text:list-item>
          <text:p text:style-name="P3">rôles : - Admin / syndic ; président du conseil syndical, copropriétaire</text:p>
        </text:list-item>
        <text:list-item>
          <text:p text:style-name="P4">fonction admin/syndic :</text:p>
          <text:list>
            <text:list-item>
              <text:p text:style-name="P4">Paramétrage :</text:p>
              <text:list>
                <text:list-item>
                  <text:p text:style-name="P2"><text:span text:style-name="T1">déclaration copropriété (différents lots avec leurs quote-parts)</text:span></text:p>
                </text:list-item>
                <text:list-item>
                  <text:p text:style-name="P4">gestion liste de copropriétaire avec coordonnées</text:p>
                </text:list-item>
                <text:list-item>
                  <text:p text:style-name="P4">création et gestion des clés de répartition</text:p>
                </text:list-item>
                <text:list-item>
                  <text:p text:style-name="P4">gestion fournisseurs</text:p>
                </text:list-item>
              </text:list>
            </text:list-item>
            <text:list-item>
              <text:p text:style-name="P4">Gestion courante :</text:p>
              <text:list>
                <text:list-item>
                  <text:p text:style-name="P4">saisi dépenses / revenu</text:p>
                </text:list-item>
                <text:list-item>
                  <text:p text:style-name="P4">appel aux fonds</text:p>
                </text:list-item>
              </text:list>
            </text:list-item>
            <text:list-item>
              <text:p text:style-name="P4">Autres tâches :</text:p>
              <text:list>
                <text:list-item>
                  <text:p text:style-name="P4">Convocation, tenu et PV AG</text:p>
                </text:list-item>
                <text:list-item>
                  <text:p text:style-name="P4">établissement des attestations fin d’exercice</text:p>
                </text:list-item>
                <text:list-item>
                  <text:p text:style-name="P4">établissement des pièces comptables</text:p>
                </text:list-item>
                <text:list-item>
                  <text:p text:style-name="P4"/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35:26.231108854</meta:creation-date>
    <dc:date>2020-02-24T16:32:42.248820487</dc:date>
    <meta:editing-duration>PT7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2" meta:character-count="546" meta:non-whitespace-character-count="485"/>
  </office:meta>
</office:document-meta>
</file>